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rshaler.marshal( MessageExchange exchange , NormalizedMessage message , Objec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arshale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rshaler.Defaul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Marshaler.DefaultMarshaler( PojoMarshal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rshaler.asContent( NormalizedMessage message , Object 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arshaler.unmarshal( MessageExchange exchange , Normalized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Marshaler.defaultUnmarshal( MessageExchange exchange , Normalized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